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5-12-24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5-11-27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5-10-30 1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5-10-01 1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5-08-26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5-07-30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5-06-25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5-05-28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5-05-01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5-03-26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5-02-25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5-02-04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4-12-26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4-11-26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4-10-31 1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4-09-26 1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4-09-03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4-08-01 12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4-06-30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4-06-02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4-03-25 1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4-02-28 1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4-01-31 12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4-01-01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3-11-25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3-11-01 1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3-09-27 1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3-09-25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3-08-27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3-08-26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3-07-30 1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3-07-19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3-06-25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3-05-29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3-04-26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3-03-27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3-02-25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3-01-31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2-12-26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2-11-26 1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2-11-05 1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2-09-20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2-08-27 13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2-07-23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2-06-26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2-05-23 1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2-04-27 1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2-03-28 0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2-02-28 14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2-01-23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1-12-28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1-11-28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1-10-25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1-09-27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1-08-31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1-07-26 12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1-06-27 1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1-05-23 13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1-04-25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1-03-28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1-02-22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1-01-24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0-12-20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0-11-23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0-10-25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0-09-27 1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0-08-23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0-07-26 1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0-06-28 1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0-05-25 1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0-04-26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0-03-26 1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0-02-22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10-01-25 1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9-12-22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9-11-23 1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9-10-26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9-09-28 1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9-08-24 1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9-07-30 12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9-06-29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9-05-27 12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9-04-27 12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9-03-23 12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9-0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9-01-21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8-12-23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8-11-24 1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8-10-27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8-09-25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8-08-27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8-07-3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8-06-25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8-05-20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8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8-03-24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8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8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7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7-11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7-10-24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7-09-25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7-08-30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7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7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7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7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7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7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7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6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6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6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6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6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6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6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6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6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6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6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5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5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5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5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5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5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5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5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4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4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4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4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4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4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4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4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4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4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3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3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3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3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3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3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3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3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3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3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2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2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2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2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2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2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2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2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2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1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1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1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1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1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1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1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1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1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1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1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1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0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0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0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0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0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0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0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0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0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0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0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0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2000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9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9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9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9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9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9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9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9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9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9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9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8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8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8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8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8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8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8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8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8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8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8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7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7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7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7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7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7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7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7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7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7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7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7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6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6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6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6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6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6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6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6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6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6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6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5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5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5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5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5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5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5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5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4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4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4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4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4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4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4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4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4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3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3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3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3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3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3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3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3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3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3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2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2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2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2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2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2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2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2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2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1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1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1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1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1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1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1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1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1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1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1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1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0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0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0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0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0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0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0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0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0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90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9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9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9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9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9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9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9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9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9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9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9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8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8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8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8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8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8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8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8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8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8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7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7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7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7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7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7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7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7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7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7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6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6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6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6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6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6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6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6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6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6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6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6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5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5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5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5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5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5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5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5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5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5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5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4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4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4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4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4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4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4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4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4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4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4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4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3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3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3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3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3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3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3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2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2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2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2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2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2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2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2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2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2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1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1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1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1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1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1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1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1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1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1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0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0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0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0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0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0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0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0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0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0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0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80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9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9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9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9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9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9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9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9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9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9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9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8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8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8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8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8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8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8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8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8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8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7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7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7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7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7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7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7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7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7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7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7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6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6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6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6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6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6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6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6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6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6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5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5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5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5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5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5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5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5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5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5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4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4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4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4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4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4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4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4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4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3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3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3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3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3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3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3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3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3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3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2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2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2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2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2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2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2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2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2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2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1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1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1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1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1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1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1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1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1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0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0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0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0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0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0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0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0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0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70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9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9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9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9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9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9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9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9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9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8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8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8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8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8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8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8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8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8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8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8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8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7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7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7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7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7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7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7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7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7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7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7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7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6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6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6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6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6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6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6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6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6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6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6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6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5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5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5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5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5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5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5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5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5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5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4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4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4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4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812071111101</text:p>
          </table:table-cell>
          <table:table-cell office:value-type="string" calcext:value-type="string">
            <text:p>1964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9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41" meta:object-count="0"/>
    <meta:user-defined meta:name="AppVersion">3.0</meta:user-defined>
  </office:meta>
</office:document-meta>
</file>